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alueFlows Dev Training 2</text:p>
          </draw:text-box>
        </draw:frame>
        <draw:frame presentation:style-name="pr2" draw:text-style-name="P2" draw:layer="layout" svg:width="25.199cm" svg:height="9.134cm" svg:x="1.27cm" svg:y="3.82cm" presentation:class="subtitle" presentation:user-transformed="true">
          <draw:text-box>
            <text:p text:style-name="P1"/>
            <text:p text:style-name="P1"/>
          </draw:text-box>
        </draw:frame>
        <draw:frame draw:style-name="gr1" draw:text-style-name="P3" draw:layer="layout" svg:width="0.001cm" svg:height="1.187cm" svg:x="3.302cm" svg:y="4.064cm">
          <draw:text-box>
            <text:p/>
          </draw:text-box>
        </draw:frame>
        <draw:frame draw:style-name="gr2" draw:text-style-name="P4" draw:layer="layout" svg:width="24.638cm" svg:height="11.98cm" svg:x="1.524cm" svg:y="3.056cm">
          <draw:text-box>
            <text:p><text:span text:style-name="T1">This is an add-on </text:span><text:span text:style-name="T1">training to the first </text:span><text:span text:style-name="T1">lengthy overview. <text:s/>It </text:span><text:span text:style-name="T1">covers changes </text:span><text:span text:style-name="T1">since that time. </text:span></text:p>
            <text:list text:style-name="L1">
              <text:list-item>
                <text:p><text:span text:style-name="T1">Specification vs </text:span><text:span text:style-name="T1">classification</text:span></text:p>
              </text:list-item>
              <text:list-item>
                <text:p><text:span text:style-name="T1">Split out </text:span><text:span text:style-name="T1">specification from </text:span><text:span text:style-name="T1">recipe</text:span></text:p>
              </text:list-item>
              <text:list-item>
                <text:p><text:span text:style-name="T1">Quantities</text:span></text:p>
              </text:list-item>
              <text:list-item>
                <text:p><text:span text:style-name="T1">Transfer model </text:span><text:span text:style-name="T1">changes</text:span></text:p>
              </text:list-item>
              <text:list-item>
                <text:p><text:span text:style-name="T1">Proposal and intent</text:span></text:p>
              </text:list-item>
              <text:list-item>
                <text:p><text:span text:style-name="T1">Plan and scenario</text:span></text:p>
              </text:list-item>
              <text:list-item>
                <text:p><text:span text:style-name="T1">Claim</text:span></text:p>
              </text:list-item>
              <text:list-item>
                <text:p><text:span text:style-name="T1">Stage and state</text:span></text:p>
              </text:list-item>
              <text:list-item>
                <text:p><text:span text:style-name="T1">Lot or batch</text:span></text:p>
              </text:list-item>
              <text:list-item>
                <text:p><text:span text:style-name="T1">Action changes</text:span></text:p>
              </text:list-item>
              <text:list-item>
                <text:p><text:span text:style-name="T1">SpatialThing </text:span><text:span text:style-name="T1">(location)</text:span></text:p>
                <text:p><text:span text:style-name="T1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7.366cm" svg:height="0.962cm" svg:x="10.922cm" svg:y="14.224cm">
          <draw:text-box>
            <text:p>https://valueflo.w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3">Specificati</text:span><text:span text:style-name="T3">on vs </text:span><text:span text:style-name="T3">Classificati</text:span><text:span text:style-name="T3">on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larification based on McCarthy’s doc: type vs group</text:span></text:p>
              </text:list-item>
              <text:list-item>
                <text:p><text:span text:style-name="T1">Instead of based on internal or external to the vocabulary</text:span></text:p>
              </text:list-item>
              <text:list-item>
                <text:p><text:span text:style-name="T1">Architectural implications in holochain to discus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Split out </text:span><text:span text:style-name="T3">specificati</text:span><text:span text:style-name="T3">on from </text:span><text:span text:style-name="T3">recipe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sed on discussion in HoloREA on how to modularize</text:span></text:p>
              </text:list-item>
              <text:list-item>
                <text:p><text:span text:style-name="T1">Not everyone who needs specifications needs recipes (everyone needs specifications, and almost every other module does too)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0.963cm" svg:y="0.673cm" presentation:class="title" presentation:user-transformed="true">
          <draw:text-box>
            <text:p><text:span text:style-name="T3">Quantities</text:span>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source quantity</text:span></text:p>
              </text:list-item>
              <text:list-item>
                <text:p><text:span text:style-name="T1">Effort quantity</text:span></text:p>
              </text:list-item>
              <text:list-item>
                <text:p><text:span text:style-name="T1">Matching units of measure: unitOfResource, unitOfEffort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Transfer </text:span><text:span text:style-name="T3">model </text:span><text:span text:style-name="T3">change</text:span></text:p>
          </draw:text-box>
        </draw:frame>
        <draw:frame presentation:style-name="pr5" draw:text-style-name="P6" draw:layer="layout" svg:width="25.199cm" svg:height="11.221cm" svg:x="1.4cm" svg:y="3.257cm" presentation:class="outline" presentation:user-transformed="true">
          <draw:text-box>
            <text:list text:style-name="L2">
              <text:list-item>
                <text:p><text:span text:style-name="T1">After LOTS of discussion, as well as experiments</text:span></text:p>
              </text:list-item>
              <text:list-item>
                <text:p><text:span text:style-name="T1">Eliminates “duplicate” events of give/receive, and focuses on the “independent view” - which most often doesn’t need inventoried resources identified</text:span></text:p>
              </text:list-item>
              <text:list-item>
                <text:p><text:span text:style-name="T1">Transfer becomes actions, types of economic event</text:span></text:p>
              </text:list-item>
              <text:list-item>
                <text:p><text:span text:style-name="T1">Full R&amp;R vs custodianship (aka ownership vs possession)</text:span></text:p>
              </text:list-item>
              <text:list-item>
                <text:p><text:span text:style-name="T1">Adds another inventoried resource property to accommodate the cases where the independent view knows about those (like currency transfers). <text:s/>Also helps in some other situations, where processes need inventoried resources internal to them.</text:span></text:p>
              </text:list-item>
              <text:list-item>
                <text:p><text:span text:style-name="T1">Architectural implications to be discussed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Proposal </text:span><text:span text:style-name="T3">and Intent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Added Proposal to provide publication of intents, along with reciprocal intents.</text:span></text:p>
              </text:list-item>
              <text:list-item>
                <text:p><text:span text:style-name="T1">Made Proposal and Intent a M:M to accommodate more than one publication of an intent – because of “or” reciprocity, or general intents needing different proposals</text:span></text:p>
              </text:list-item>
              <text:list-item>
                <text:p><text:span text:style-name="T1">Added agents the proposal should be published to</text:span></text:p>
              </text:list-item>
              <text:list-item>
                <text:p><text:span text:style-name="T1">Need to be involved enough to review this in practice with users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Plan and </text:span><text:span text:style-name="T3">Scenario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Plan is an operational scheduled plan, one which can have economic events logged against it.</text:span></text:p>
              </text:list-item>
              <text:list-item>
                <text:p><text:span text:style-name="T1">Scenario is a higher level thing, for use cases like estimated planning (budgets say), comparative planning (high vs low risk say), analysis of summarized events or intents</text:span></text:p>
              </text:list-item>
              <text:list-item>
                <text:p><text:span text:style-name="T1">They both can be generated from recipes, they both contain processes with their inputs and outputs</text:span></text:p>
              </text:list-item>
              <text:list-item>
                <text:p><text:span text:style-name="T1">This is another one that needs to be reviewed in practice with user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Claim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Resembles a commitment, but initiated by the receiver, not the provider <text:s/></text:span></text:p>
              </text:list-item>
              <text:list-item>
                <text:p><text:span text:style-name="T1">An economic event can trigger a reciprocal claim, based on a prior agreement</text:span></text:p>
              </text:list-item>
              <text:list-item>
                <text:p><text:span text:style-name="T1">Claims don’t need to be instantiated to be real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Resource stage and state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To support workflow pattern, same resource in and out of a process</text:span></text:p>
              </text:list-item>
              <text:list-item>
                <text:p><text:span text:style-name="T1">Stage is the process specification, says the last process this resource </text:span><text:span text:style-name="T1">came out of</text:span></text:p>
              </text:list-item>
              <text:list-item>
                <text:p><text:span text:style-name="T1">State is pass/fail of a testing proces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Lot or </text:span><text:span text:style-name="T3">batch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Tracking identifier used to cover lot in addition to serial number, other unique public identifier</text:span></text:p>
              </text:list-item>
              <text:list-item>
                <text:p><text:span text:style-name="T1">Broke out lot because it should have more info associated with it</text:span></text:p>
              </text:list-item>
              <text:list-item>
                <text:p><text:span text:style-name="T1">Used Data Food Consortium data and definition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Action </text:span><text:span text:style-name="T3">changes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Modify, pass, fail instead of improve</text:span></text:p>
              </text:list-item>
              <text:list-item>
                <text:p><text:span text:style-name="T1">Service</text:span></text:p>
              </text:list-item>
              <text:list-item>
                <text:p><text:span text:style-name="T1">Load/unload became pickup/dropoff</text:span></text:p>
              </text:list-item>
              <text:list-item>
                <text:p><text:span text:style-name="T1">Transfer actions: transfer-all-rights, transfer-custody, transfer-complete</text:span></text:p>
              </text:list-item>
              <text:list-item>
                <text:p><text:span text:style-name="T1">Mov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3">SpatialThi</text:span><text:span text:style-name="T3">ng</text:span>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><text:span text:style-name="T1">Finally got location specified, using an existing vocabulary</text:span></text:p>
              </text:list-item>
              <text:list-item>
                <text:p><text:span text:style-name="T1">Documented some minimum set of properties, will need to see if we need mo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36:36.978167688</meta:creation-date>
    <dc:date>2019-08-15T15:23:15.388843088</dc:date>
    <meta:editing-duration>P2DT19H38M16S</meta:editing-duration>
    <meta:editing-cycles>33</meta:editing-cycles>
    <meta:generator>LibreOffice/6.0.7.3$Linux_X86_64 LibreOffice_project/00m0$Build-3</meta:generator>
    <meta:document-statistic meta:object-count="72"/>
  </office:meta>
</office:document-meta>
</file>